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105cm"/>
    </style:style>
    <style:style style:name="co38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192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0.804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0.942cm"/>
    </style:style>
    <style:style style:name="co34" style:family="table-column">
      <style:table-column-properties fo:break-before="auto" style:column-width="1.332cm"/>
    </style:style>
    <style:style style:name="co35" style:family="table-column">
      <style:table-column-properties fo:break-before="auto" style:column-width="0.526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" style:family="table-cell" style:parent-style-name="Default">
      <style:table-cell-properties fo:background-color="#ccffff"/>
    </style:style>
    <style:style style:name="ce18" style:family="table-cell" style:parent-style-name="Default" style:data-style-name="N118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3" style:family="table-cell" style:parent-style-name="Default" style:data-style-name="N2">
      <style:table-cell-properties fo:background-color="#cc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1.121">
            <text:p>1.121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1.23828140258596">
            <text:p>1.2383</text:p>
          </table:table-cell>
          <table:table-cell table:style-name="ce7" office:value-type="float" office:value="0.766">
            <text:p>0.766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0.846140548064983">
            <text:p>0.8461</text:p>
          </table:table-cell>
          <table:table-cell table:style-name="ce7" office:value-type="float" office:value="1.09">
            <text:p>1.09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1.20403811669821">
            <text:p>1.2040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1.121">
            <text:p>1.121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1.22602119067917">
            <text:p>1.2260</text:p>
          </table:table-cell>
          <table:table-cell table:style-name="ce8" table:formula="of:=[.V2]" office:value-type="float" office:value="0.766">
            <text:p>0.766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0.837762918876221">
            <text:p>0.8378</text:p>
          </table:table-cell>
          <table:table-cell table:style-name="ce8" table:formula="of:=[.Y2]" office:value-type="float" office:value="1.09">
            <text:p>1.09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1.19211694722595">
            <text:p>1.1921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1.121">
            <text:p>1.121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1.21388236700908">
            <text:p>1.2139</text:p>
          </table:table-cell>
          <table:table-cell table:style-name="ce8" table:formula="of:=[.V3]" office:value-type="float" office:value="0.766">
            <text:p>0.766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0.829468236511109">
            <text:p>0.8295</text:p>
          </table:table-cell>
          <table:table-cell table:style-name="ce8" table:formula="of:=[.Y3]" office:value-type="float" office:value="1.09">
            <text:p>1.09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1.18031380913461">
            <text:p>1.1803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1.121">
            <text:p>1.121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1.20186372971196">
            <text:p>1.2019</text:p>
          </table:table-cell>
          <table:table-cell table:style-name="ce8" table:formula="of:=[.V4]" office:value-type="float" office:value="0.766">
            <text:p>0.766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0.82125567971397">
            <text:p>0.8213</text:p>
          </table:table-cell>
          <table:table-cell table:style-name="ce8" table:formula="of:=[.Y4]" office:value-type="float" office:value="1.09">
            <text:p>1.09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1.16862753379664">
            <text:p>1.1686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1.121">
            <text:p>1.121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1.18996408882372">
            <text:p>1.1900</text:p>
          </table:table-cell>
          <table:table-cell table:style-name="ce8" table:formula="of:=[.V5]" office:value-type="float" office:value="0.766">
            <text:p>0.766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0.813124435360366">
            <text:p>0.8131</text:p>
          </table:table-cell>
          <table:table-cell table:style-name="ce8" table:formula="of:=[.Y5]" office:value-type="float" office:value="1.09">
            <text:p>1.09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1.15705696415509">
            <text:p>1.157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1.121">
            <text:p>1.121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1.1781822661621">
            <text:p>1.1782</text:p>
          </table:table-cell>
          <table:table-cell table:style-name="ce8" table:formula="of:=[.V6]" office:value-type="float" office:value="0.766">
            <text:p>0.766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0.8050736983766">
            <text:p>0.8051</text:p>
          </table:table-cell>
          <table:table-cell table:style-name="ce8" table:formula="of:=[.Y6]" office:value-type="float" office:value="1.09">
            <text:p>1.090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1.145600954609">
            <text:p>1.1456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1.121">
            <text:p>1.121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1.16651709521">
            <text:p>1.1665</text:p>
          </table:table-cell>
          <table:table-cell table:style-name="ce8" table:formula="of:=[.V7]" office:value-type="float" office:value="0.766">
            <text:p>0.766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0.79710267166">
            <text:p>0.7971</text:p>
          </table:table-cell>
          <table:table-cell table:style-name="ce8" table:formula="of:=[.Y7]" office:value-type="float" office:value="1.09">
            <text:p>1.09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1.1342583709">
            <text:p>1.1343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1.121">
            <text:p>1.121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1.154967421">
            <text:p>1.1550</text:p>
          </table:table-cell>
          <table:table-cell table:style-name="ce8" table:formula="of:=[.V8]" office:value-type="float" office:value="0.766">
            <text:p>0.766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0.789210566">
            <text:p>0.7892</text:p>
          </table:table-cell>
          <table:table-cell table:style-name="ce8" table:formula="of:=[.Y8]" office:value-type="float" office:value="1.09">
            <text:p>1.09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1.12302809">
            <text:p>1.1230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1.121">
            <text:p>1.121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1.1435321">
            <text:p>1.1435</text:p>
          </table:table-cell>
          <table:table-cell table:style-name="ce8" table:formula="of:=[.V9]" office:value-type="float" office:value="0.766">
            <text:p>0.766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0.7813966">
            <text:p>0.7814</text:p>
          </table:table-cell>
          <table:table-cell table:style-name="ce8" table:formula="of:=[.Y9]" office:value-type="float" office:value="1.09">
            <text:p>1.09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1.111909">
            <text:p>1.1119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1.121">
            <text:p>1.121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1.13221">
            <text:p>1.1322</text:p>
          </table:table-cell>
          <table:table-cell table:style-name="ce8" table:formula="of:=[.V10]" office:value-type="float" office:value="0.766">
            <text:p>0.766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0.77366">
            <text:p>0.7737</text:p>
          </table:table-cell>
          <table:table-cell table:style-name="ce8" table:formula="of:=[.Y10]" office:value-type="float" office:value="1.09">
            <text:p>1.09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1.1009">
            <text:p>1.1009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1.121">
            <text:p>1.121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1.121">
            <text:p>1.1210</text:p>
          </table:table-cell>
          <table:table-cell table:style-name="ce8" table:formula="of:=[.V11]" office:value-type="float" office:value="0.766">
            <text:p>0.766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0.766">
            <text:p>0.7660</text:p>
          </table:table-cell>
          <table:table-cell table:style-name="ce8" table:formula="of:=[.Y11]" office:value-type="float" office:value="1.09">
            <text:p>1.090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1.09">
            <text:p>1.090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3.8019801980198">
            <text:p>23.8020</text:p>
          </table:table-cell>
          <table:table-cell table:style-name="ce8" table:formula="of:=[.S12]" office:value-type="float" office:value="1.121">
            <text:p>1.121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1.10990099009901">
            <text:p>1.1099</text:p>
          </table:table-cell>
          <table:table-cell table:style-name="ce8" table:formula="of:=[.V12]" office:value-type="float" office:value="0.766">
            <text:p>0.766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0.758415841584158">
            <text:p>0.7584</text:p>
          </table:table-cell>
          <table:table-cell table:style-name="ce8" table:formula="of:=[.Y12]" office:value-type="float" office:value="1.09">
            <text:p>1.09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1.07920792079208">
            <text:p>1.0792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3.5663170277424">
            <text:p>23.5663</text:p>
          </table:table-cell>
          <table:table-cell table:style-name="ce8" table:formula="of:=[.S13]" office:value-type="float" office:value="1.121">
            <text:p>1.121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1.09891187138516">
            <text:p>1.0989</text:p>
          </table:table-cell>
          <table:table-cell table:style-name="ce8" table:formula="of:=[.V13]" office:value-type="float" office:value="0.766">
            <text:p>0.766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0.750906773845701">
            <text:p>0.7509</text:p>
          </table:table-cell>
          <table:table-cell table:style-name="ce8" table:formula="of:=[.Y13]" office:value-type="float" office:value="1.09">
            <text:p>1.09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1.06852269385354">
            <text:p>1.0685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1.121">
            <text:p>1.121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1.08803155582689">
            <text:p>1.0880</text:p>
          </table:table-cell>
          <table:table-cell table:style-name="ce8" table:formula="of:=[.V14]" office:value-type="float" office:value="0.766">
            <text:p>0.766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0.743472053312576">
            <text:p>0.7435</text:p>
          </table:table-cell>
          <table:table-cell table:style-name="ce8" table:formula="of:=[.Y14]" office:value-type="float" office:value="1.09">
            <text:p>1.09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1.05794326124113">
            <text:p>1.057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1.121">
            <text:p>1.121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1.07725896616524">
            <text:p>1.0773</text:p>
          </table:table-cell>
          <table:table-cell table:style-name="ce8" table:formula="of:=[.V15]" office:value-type="float" office:value="0.766">
            <text:p>0.766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0.736110943873837">
            <text:p>0.7361</text:p>
          </table:table-cell>
          <table:table-cell table:style-name="ce8" table:formula="of:=[.Y15]" office:value-type="float" office:value="1.09">
            <text:p>1.09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.04746857548627">
            <text:p>1.04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1.121">
            <text:p>1.121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1.06659303580717">
            <text:p>1.0666</text:p>
          </table:table-cell>
          <table:table-cell table:style-name="ce8" table:formula="of:=[.V16]" office:value-type="float" office:value="0.766">
            <text:p>0.766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0.72882271670677">
            <text:p>0.7288</text:p>
          </table:table-cell>
          <table:table-cell table:style-name="ce8" table:formula="of:=[.Y16]" office:value-type="float" office:value="1.09">
            <text:p>1.090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1.03709759949136">
            <text:p>1.0371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1.121">
            <text:p>1.121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1.05603270871997">
            <text:p>1.0560</text:p>
          </table:table-cell>
          <table:table-cell table:style-name="ce8" table:formula="of:=[.V17]" office:value-type="float" office:value="0.766">
            <text:p>0.766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0.721606650204722">
            <text:p>0.7216</text:p>
          </table:table-cell>
          <table:table-cell table:style-name="ce8" table:formula="of:=[.Y17]" office:value-type="float" office:value="1.09">
            <text:p>1.09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.02682930642709">
            <text:p>1.0268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1.121">
            <text:p>1.121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1.0455769393267">
            <text:p>1.0456</text:p>
          </table:table-cell>
          <table:table-cell table:style-name="ce8" table:formula="of:=[.V18]" office:value-type="float" office:value="0.766">
            <text:p>0.766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0.714462029905666">
            <text:p>0.7145</text:p>
          </table:table-cell>
          <table:table-cell table:style-name="ce8" table:formula="of:=[.Y18]" office:value-type="float" office:value="1.09">
            <text:p>1.09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.01666267963078">
            <text:p>1.016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1.121">
            <text:p>1.121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1.03522469240267">
            <text:p>1.0352</text:p>
          </table:table-cell>
          <table:table-cell table:style-name="ce8" table:formula="of:=[.V19]" office:value-type="float" office:value="0.766">
            <text:p>0.766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0.707388148421451">
            <text:p>0.7074</text:p>
          </table:table-cell>
          <table:table-cell table:style-name="ce8" table:formula="of:=[.Y19]" office:value-type="float" office:value="1.09">
            <text:p>1.09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.00659671250572">
            <text:p>1.0066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1.121">
            <text:p>1.121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1.02497494297294">
            <text:p>1.0250</text:p>
          </table:table-cell>
          <table:table-cell table:style-name="ce8" table:formula="of:=[.V20]" office:value-type="float" office:value="0.766">
            <text:p>0.766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0.700384305367773">
            <text:p>0.7004</text:p>
          </table:table-cell>
          <table:table-cell table:style-name="ce8" table:formula="of:=[.Y20]" office:value-type="float" office:value="1.09">
            <text:p>1.09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0.996630408421505">
            <text:p>0.9966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1.121">
            <text:p>1.121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1.01482667621083">
            <text:p>1.0148</text:p>
          </table:table-cell>
          <table:table-cell table:style-name="ce8" table:formula="of:=[.V21]" office:value-type="float" office:value="0.766">
            <text:p>0.766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0.693449807294825">
            <text:p>0.6934</text:p>
          </table:table-cell>
          <table:table-cell table:style-name="ce8" table:formula="of:=[.Y21]" office:value-type="float" office:value="1.09">
            <text:p>1.09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0.986762780615352">
            <text:p>0.98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0.736">
            <text:p>0.736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0.813001884302647">
            <text:p>0.8130</text:p>
          </table:table-cell>
          <table:table-cell table:style-name="ce7" office:value-type="float" office:value="0.66">
            <text:p>0.66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0.729050602771395">
            <text:p>0.7291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0.736">
            <text:p>0.736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0.80495236069569">
            <text:p>0.8050</text:p>
          </table:table-cell>
          <table:table-cell table:style-name="ce8" table:formula="of:=[.Y25]" office:value-type="float" office:value="0.66">
            <text:p>0.66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0.721832279971678">
            <text:p>0.7218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0.736">
            <text:p>0.736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0.796982535342267">
            <text:p>0.7970</text:p>
          </table:table-cell>
          <table:table-cell table:style-name="ce8" table:formula="of:=[.Y26]" office:value-type="float" office:value="0.66">
            <text:p>0.66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0.714685425714533">
            <text:p>0.7147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0.736">
            <text:p>0.736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0.789091619150759">
            <text:p>0.7891</text:p>
          </table:table-cell>
          <table:table-cell table:style-name="ce8" table:formula="of:=[.Y27]" office:value-type="float" office:value="0.66">
            <text:p>0.66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0.707609332390627">
            <text:p>0.707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0.736">
            <text:p>0.736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0.781278830842336">
            <text:p>0.7813</text:p>
          </table:table-cell>
          <table:table-cell table:style-name="ce8" table:formula="of:=[.Y28]" office:value-type="float" office:value="0.66">
            <text:p>0.66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0.70060329939666">
            <text:p>0.7006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0.736">
            <text:p>0.736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0.7735433968736">
            <text:p>0.7735</text:p>
          </table:table-cell>
          <table:table-cell table:style-name="ce8" table:formula="of:=[.Y29]" office:value-type="float" office:value="0.66">
            <text:p>0.660</text:p>
          </table:table-cell>
          <table:table-cell table:style-name="ce1" table:formula="of:=[.Z29]-1" office:value-type="float" office:value="5">
            <text:p>5</text:p>
          </table:table-cell>
          <table:table-cell table:style-name="ce16" table:formula="of:=[.AA31]*1.01" office:value-type="float" office:value="0.693666633066">
            <text:p>0.6937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0.736">
            <text:p>0.736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0.76588455136">
            <text:p>0.7659</text:p>
          </table:table-cell>
          <table:table-cell table:style-name="ce8" table:formula="of:=[.Y30]" office:value-type="float" office:value="0.66">
            <text:p>0.66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0.6867986466">
            <text:p>0.686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0.736">
            <text:p>0.736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0.758301536">
            <text:p>0.7583</text:p>
          </table:table-cell>
          <table:table-cell table:style-name="ce8" table:formula="of:=[.Y31]" office:value-type="float" office:value="0.66">
            <text:p>0.66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0.67999866">
            <text:p>0.6800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0.736">
            <text:p>0.736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0.7507936">
            <text:p>0.7508</text:p>
          </table:table-cell>
          <table:table-cell table:style-name="ce8" table:formula="of:=[.Y32]" office:value-type="float" office:value="0.66">
            <text:p>0.66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0.673266">
            <text:p>0.673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0.736">
            <text:p>0.736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0.74336">
            <text:p>0.7434</text:p>
          </table:table-cell>
          <table:table-cell table:style-name="ce8" table:formula="of:=[.Y33]" office:value-type="float" office:value="0.66">
            <text:p>0.66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0.6666">
            <text:p>0.6666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0.736">
            <text:p>0.736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0.736">
            <text:p>0.7360</text:p>
          </table:table-cell>
          <table:table-cell table:style-name="ce8" table:formula="of:=[.Y34]" office:value-type="float" office:value="0.66">
            <text:p>0.660</text:p>
          </table:table-cell>
          <table:table-cell table:style-name="ce1" table:formula="of:=[.Z34]-1" office:value-type="float" office:value="0">
            <text:p>0</text:p>
          </table:table-cell>
          <table:table-cell table:style-name="ce16" table:formula="of:=[.Y35]" office:value-type="float" office:value="0.66">
            <text:p>0.66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0.736">
            <text:p>0.736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0.728712871287129">
            <text:p>0.7287</text:p>
          </table:table-cell>
          <table:table-cell table:style-name="ce8" table:formula="of:=[.Y35]" office:value-type="float" office:value="0.66">
            <text:p>0.66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0.653465346534653">
            <text:p>0.653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0.736">
            <text:p>0.736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721497892363494">
            <text:p>0.7215</text:p>
          </table:table-cell>
          <table:table-cell table:style-name="ce8" table:formula="of:=[.Y36]" office:value-type="float" office:value="0.66">
            <text:p>0.66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0.646995392608568">
            <text:p>0.6470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0.736">
            <text:p>0.736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714354348874746">
            <text:p>0.7144</text:p>
          </table:table-cell>
          <table:table-cell table:style-name="ce8" table:formula="of:=[.Y37]" office:value-type="float" office:value="0.66">
            <text:p>0.66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640589497632245">
            <text:p>0.6406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0.736">
            <text:p>0.736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707281533539353">
            <text:p>0.7073</text:p>
          </table:table-cell>
          <table:table-cell table:style-name="ce8" table:formula="of:=[.Y38]" office:value-type="float" office:value="0.66">
            <text:p>0.66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634247027358659">
            <text:p>0.6342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0.736">
            <text:p>0.736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0.700278746078567">
            <text:p>0.7003</text:p>
          </table:table-cell>
          <table:table-cell table:style-name="ce8" table:formula="of:=[.Y39]" office:value-type="float" office:value="0.66">
            <text:p>0.660</text:p>
          </table:table-cell>
          <table:table-cell table:style-name="ce1" table:formula="of:=[.Z39]-1" office:value-type="float" office:value="-5">
            <text:p>-5</text:p>
          </table:table-cell>
          <table:table-cell table:style-name="ce16" table:formula="of:=[.AA39]/1.01" office:value-type="float" office:value="0.627967353820454">
            <text:p>0.628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0.736">
            <text:p>0.736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693345293147096">
            <text:p>0.6933</text:p>
          </table:table-cell>
          <table:table-cell table:style-name="ce8" table:formula="of:=[.Y40]" office:value-type="float" office:value="0.66">
            <text:p>0.66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621749855267776">
            <text:p>0.621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0.736">
            <text:p>0.736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686480488264452">
            <text:p>0.6865</text:p>
          </table:table-cell>
          <table:table-cell table:style-name="ce8" table:formula="of:=[.Y41]" office:value-type="float" office:value="0.66">
            <text:p>0.66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615593916106709">
            <text:p>0.6156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0.736">
            <text:p>0.736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679683651746982">
            <text:p>0.6797</text:p>
          </table:table-cell>
          <table:table-cell table:style-name="ce8" table:formula="of:=[.Y42]" office:value-type="float" office:value="0.66">
            <text:p>0.66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609498926838326">
            <text:p>0.6095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0.736">
            <text:p>0.736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672954110640576">
            <text:p>0.6730</text:p>
          </table:table-cell>
          <table:table-cell table:style-name="ce8" table:formula="of:=[.Y43]" office:value-type="float" office:value="0.66">
            <text:p>0.66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603464283998343">
            <text:p>0.6035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0.736">
            <text:p>0.736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666291198654036">
            <text:p>0.6663</text:p>
          </table:table-cell>
          <table:table-cell table:style-name="ce8" table:formula="of:=[.Y44]" office:value-type="float" office:value="0.66">
            <text:p>0.66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597489390097369">
            <text:p>0.597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 office:value-type="float" office:value="1966761">
            <text:p>1966761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 office:value-type="float" office:value="452911">
            <text:p>452911</text:p>
          </table:table-cell>
          <table:table-cell/>
          <table:table-cell table:style-name="ce15"/>
          <table:table-cell table:style-name="ce1" office:value-type="float" office:value="678215">
            <text:p>678215</text:p>
          </table:table-cell>
          <table:table-cell/>
          <table:table-cell table:style-name="ce15"/>
          <table:table-cell table:style-name="ce1" office:value-type="float" office:value="748905">
            <text:p>748905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 office:value-type="float" office:value="20150809">
            <text:p>20150809.0000</text:p>
          </table:table-cell>
          <table:table-cell table:style-name="ce1" office:value-type="float" office:value="521607">
            <text:p>521607</text:p>
          </table:table-cell>
          <table:table-cell/>
          <table:table-cell table:style-name="ce15"/>
          <table:table-cell table:style-name="ce1" office:value-type="float" office:value="539500">
            <text:p>539500</text:p>
          </table:table-cell>
          <table:table-cell/>
          <table:table-cell table:style-name="ce15"/>
          <table:table-cell table:style-name="ce1" office:value-type="float" office:value="1959177">
            <text:p>1959177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1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1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1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1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1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5"/>
        <table:table-column table:style-name="co17" table:default-cell-style-name="ce12"/>
        <table:table-column table:style-name="co27" table:default-cell-style-name="ce15"/>
        <table:table-column table:style-name="co5" table:default-cell-style-name="ce11"/>
        <table:table-column table:style-name="co28" table:default-cell-style-name="ce15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ce21"/>
        <table:table-column table:style-name="co21" table:default-cell-style-name="ce11"/>
        <table:table-column table:style-name="co30" table:default-cell-style-name="Default"/>
        <table:table-column table:style-name="co6" table:default-cell-style-name="ce12"/>
        <table:table-column table:style-name="co32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13" table:default-cell-style-name="ce21"/>
        <table:table-column table:style-name="co21" table:default-cell-style-name="Default"/>
        <table:table-column table:style-name="co34" table:default-cell-style-name="Default"/>
        <table:table-column table:style-name="co33" table:default-cell-style-name="ce12"/>
        <table:table-column table:style-name="co3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5" table:default-cell-style-name="ce21"/>
        <table:table-column table:style-name="co39" table:default-cell-style-name="Default"/>
        <table:table-column table:style-name="co40" table:default-cell-style-name="Default"/>
        <table:table-column table:style-name="co17" table:default-cell-style-name="ce12"/>
        <table:table-column table:style-name="co4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3" office:value-type="string">
            <text:p>zz905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3" office:value-type="date" office:date-value="2015-08-07">
            <text:p>15年8月7日</text:p>
          </table:table-cell>
          <table:table-cell table:style-name="ce1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1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3" office:value-type="date" office:date-value="2015-08-10">
            <text:p>15年8月10日</text:p>
          </table:table-cell>
          <table:table-cell table:style-name="ce1" office:value-type="float" office:value="777394">
            <text:p>777394</text:p>
          </table:table-cell>
          <table:table-cell table:style-name="ce1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1" office:value-type="float" office:value="539500">
            <text:p>539500</text:p>
          </table:table-cell>
          <table:table-cell table:style-name="ce1" office:value-type="float" office:value="0">
            <text:p>0</text:p>
          </table:table-cell>
          <table:table-cell table:style-name="ce15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5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5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5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5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5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5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5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5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3" table:formula="of:=[.A3]+1" office:value-type="date" office:date-value="2015-08-11">
            <text:p>15年8月11日</text:p>
          </table:table-cell>
          <table:table-cell table:style-name="ce1" office:value-type="float" office:value="772232">
            <text:p>772232</text:p>
          </table:table-cell>
          <table:table-cell table:style-name="ce1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1" office:value-type="float" office:value="536483">
            <text:p>536483</text:p>
          </table:table-cell>
          <table:table-cell table:style-name="ce1" office:value-type="float" office:value="0">
            <text:p>0</text:p>
          </table:table-cell>
          <table:table-cell table:style-name="ce15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5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5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5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5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5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5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5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5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3" table:formula="of:=[.A4]+1" office:value-type="date" office:date-value="2015-08-12">
            <text:p>15年8月12日</text:p>
          </table:table-cell>
          <table:table-cell table:style-name="ce1" office:value-type="float" office:value="753482">
            <text:p>753482</text:p>
          </table:table-cell>
          <table:table-cell table:style-name="ce1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1" office:value-type="float" office:value="526338">
            <text:p>526338</text:p>
          </table:table-cell>
          <table:table-cell table:style-name="ce1" office:value-type="float" office:value="0">
            <text:p>0</text:p>
          </table:table-cell>
          <table:table-cell table:style-name="ce15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5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5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5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5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5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5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5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5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3" table:formula="of:=[.A5]+1" office:value-type="date" office:date-value="2015-08-13">
            <text:p>15年8月13日</text:p>
          </table:table-cell>
          <table:table-cell table:style-name="ce1" office:value-type="float" office:value="782147">
            <text:p>782147</text:p>
          </table:table-cell>
          <table:table-cell table:style-name="ce1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1" office:value-type="float" office:value="540664">
            <text:p>540664</text:p>
          </table:table-cell>
          <table:table-cell table:style-name="ce1" office:value-type="float" office:value="0">
            <text:p>0</text:p>
          </table:table-cell>
          <table:table-cell table:style-name="ce15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5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5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5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5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5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5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5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5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6]+1" office:value-type="date" office:date-value="2015-08-14">
            <text:p>15年8月14日</text:p>
          </table:table-cell>
          <table:table-cell table:style-name="ce1" office:value-type="float" office:value="773537">
            <text:p>773537</text:p>
          </table:table-cell>
          <table:table-cell table:style-name="ce1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1" office:value-type="float" office:value="537249">
            <text:p>537249</text:p>
          </table:table-cell>
          <table:table-cell table:style-name="ce1" office:value-type="float" office:value="0">
            <text:p>0</text:p>
          </table:table-cell>
          <table:table-cell table:style-name="ce15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5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5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6]*(1+[.V7]*0.01)" office:value-type="float" office:value="0.000267079750013294">
            <text:p>0.0003</text:p>
          </table:table-cell>
          <table:table-cell table:style-name="ce20" table:formula="of:=100*[.T7]/[.T6]-100" office:value-type="float" office:value="-99.974714143391">
            <text:p>-99.97</text:p>
          </table:table-cell>
          <table:table-cell table:style-name="ce15" table:formula="of:=[.W6]" office:value-type="float" office:value="1">
            <text:p>1.0000</text:p>
          </table:table-cell>
          <table:table-cell table:style-name="ce11" table:formula="of:=100*[.U7]/[.W7]-100" office:value-type="float" office:value="-99.9732920249987">
            <text:p>-99.97</text:p>
          </table:table-cell>
          <table:table-cell table:style-name="ce15" table:formula="of:=[.Y6]" office:value-type="float" office:value="1">
            <text:p>1.0000</text:p>
          </table:table-cell>
          <table:table-cell table:style-name="ce11" table:formula="of:=100*[.U7]/[.Y7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5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5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5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5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 table:number-rows-repeated="20">
          <table:table-cell table:number-columns-repeated="42"/>
        </table:table-row>
        <table:table-row table:style-name="ro2">
          <table:table-cell>
            <draw:frame table:end-cell-address="w2.F48" table:end-x="1.163cm" table:end-y="0.145cm" draw:z-index="0" draw:style-name="gr1" draw:text-style-name="P1" svg:width="8.105cm" svg:height="9.005cm" svg:x="0.565cm" svg:y="0.172cm">
              <draw:object draw:notify-on-update-of-ranges="w2.A2:w2.A7 w2.D1:w2.D1 w2.D2:w2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1"/>
        </table:table-row>
        <table:table-row table:style-name="ro2" table:number-rows-repeated="1048547">
          <table:table-cell table:number-columns-repeated="42"/>
        </table:table-row>
        <table:table-row table:style-name="ro2">
          <table:table-cell table:number-columns-repeated="42"/>
        </table:table-row>
      </table:table>
      <table:table table:name="blk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2015／08／17</text:date>, <text:time>09:10:0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8-17T09:10:01.61</dc:date>
    <meta:editing-duration>P64DT14H40M12S</meta:editing-duration>
    <meta:editing-cycles>235</meta:editing-cycles>
    <meta:generator>OpenOffice/4.1.1$Win32 OpenOffice.org_project/411m6$Build-9775</meta:generator>
    <meta:document-statistic meta:table-count="9" meta:cell-count="5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date-style style:name="N30">
      <number:year/>
      <number:text>年</number:text>
      <number:month/>
      <number:text>月</number:text>
      <number:day/>
      <number:text>日</number:text>
    </number:date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minimum="0.8" chart:maximum="1.2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6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06cm" svg:height="9.006cm" xlink:href=".." xlink:type="simple" chart:class="chart:bar" chart:style-name="ch1">
        <chart:plot-area chart:style-name="ch2" table:cell-range-address="w2.A2:w2.A7 w2.D1:w2.D7" chart:data-source-has-labels="both" svg:x="0.612cm" svg:y="0.855cm" svg:width="7.17cm" svg:height="7.551cm">
          <chartooo:coordinate-region svg:x="1.895cm" svg:y="1.068cm" svg:width="5.887cm" svg:height="6.585cm"/>
          <chart:axis chart:dimension="x" chart:name="primary-x" chart:style-name="ch3" chartooo:axis-type="auto">
            <chartooo:date-scale/>
            <chart:categories table:cell-range-address="w2.A2:w2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2.D2:w2.D7" chart:label-cell-address="w2.D1:w2.D1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z</text:p>
                <draw:g>
                  <svg:desc>w2.D1:w2.D1</svg:desc>
                </draw:g>
              </table:table-cell>
            </table:table-row>
          </table:table-header-rows>
          <table:table-rows>
            <table:table-row>
              <table:table-cell office:value-type="float" office:value="42223">
                <text:p>42220</text:p>
                <draw:g>
                  <svg:desc>w2.A2:w2.A7</svg:desc>
                </draw:g>
              </table:table-cell>
              <table:table-cell office:value-type="float" office:value="1">
                <text:p>1</text:p>
                <draw:g>
                  <svg:desc>w2.D2:w2.D7</svg:desc>
                </draw:g>
              </table:table-cell>
            </table:table-row>
            <table:table-row>
              <table:table-cell office:value-type="float" office:value="42226">
                <text:p>42230</text:p>
              </table:table-cell>
              <table:table-cell office:value-type="float" office:value="1.04959772310875">
                <text:p>1.04959772310875</text:p>
              </table:table-cell>
            </table:table-row>
            <table:table-row>
              <table:table-cell office:value-type="float" office:value="42227">
                <text:p>42230</text:p>
              </table:table-cell>
              <table:table-cell office:value-type="float" office:value="1.04262825402783">
                <text:p>1.04262825402783</text:p>
              </table:table-cell>
            </table:table-row>
            <table:table-row>
              <table:table-cell office:value-type="float" office:value="42228">
                <text:p>42230</text:p>
              </table:table-cell>
              <table:table-cell office:value-type="float" office:value="1.01731296048519">
                <text:p>1.01731296048519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1.05601498125318">
                <text:p>1.05601498125318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1.0443901984584">
                <text:p>1.0443901984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